
<file path=META-INF/manifest.xml><?xml version="1.0" encoding="utf-8"?>
<manifest:manifest xmlns:manifest="urn:oasis:names:tc:opendocument:xmlns:manifest:1.0">
  <manifest:file-entry manifest:media-type="application/vnd.oasis.opendocument.graphics" manifest:version="1.2" manifest:full-path="/"/>
  <manifest:file-entry manifest:media-type="image/gif" manifest:full-path="Pictures/1000000000000119000001502C78FE83.gif"/>
  <manifest:file-entry manifest:media-type="image/png" manifest:full-path="Pictures/100000000000010C000000DB42EE782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objectwithoutfill">
      <style:graphic-properties draw:fill="solid" draw:fill-color="#800000" draw:textarea-horizontal-align="center" draw:textarea-vertical-align="middl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color="#ffffff" draw:textarea-horizontal-align="center" draw:textarea-vertical-align="middle"/>
    </style:style>
    <style:style style:name="gr4" style:family="graphic" style:parent-style-name="standard">
      <style:graphic-properties draw:fill="none" draw:fill-color="#ffffff"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ff0000"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2.401cm, 0cm, 2.6cm)" draw:image-opacity="100%" style:mirror="non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draw:fill-color="#ffffff" draw:textarea-horizontal-align="justify" draw:textarea-vertical-align="middle" draw:auto-grow-height="false"/>
    </style:style>
    <style:style style:name="gr11" style:family="graphic" style:parent-style-name="standard">
      <style:graphic-properties draw:stroke="none" draw:fill="none" draw:fill-color="#ffffff" draw:textarea-horizontal-align="justify" draw:textarea-vertical-align="middle" draw:auto-grow-height="fals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marker-end="Arrow" draw:marker-end-width="0.051cm" draw:textarea-horizontal-align="center" draw:textarea-vertical-align="middle"/>
    </style:style>
    <style:style style:name="gr14" style:family="graphic" style:parent-style-name="standard">
      <style:graphic-properties svg:stroke-color="#ff0000" draw:fill="none"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0.481cm" svg:height="0.405cm" draw:transform="rotate (2.82324459802549) translate (12.7499731952773cm 4.03478744409744cm)" svg:viewBox="0 0 482 406" svg:d="m297 579c115 57 251-109 150-204-81-75-313-91-298 36 25 224-222 29-127 238 72 157 181 15 272 14l-3-103v0z">
          <text:p/>
        </draw:path>
        <draw:custom-shape draw:style-name="gr2" draw:text-style-name="P1" draw:layer="layout" svg:width="7.5cm" svg:height="7.2cm" svg:x="7.5cm" svg:y="0.4cm">
          <text:p/>
          <draw:enhanced-geometry svg:viewBox="0 0 21600 21600" draw:glue-points="10800 0 3163 3163 0 10800 3163 18437 10800 21600 18437 18437 21600 10800 18437 3163" draw:text-areas="3163 3163 18437 18437" draw:type="ring" draw:modifiers="2782.3362772871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2" draw:text-style-name="P1" draw:layer="layout" svg:width="4cm" svg:height="2cm" svg:x="2.6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2cm" svg:height="2cm" svg:x="3.6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cm" svg:height="0.5cm" svg:x="2.1cm" svg:y="5cm">
            <text:p/>
            <draw:enhanced-geometry svg:viewBox="0 0 21600 21600" draw:type="rectangle" draw:enhanced-path="M 0 0 L 21600 0 21600 21600 0 21600 0 0 Z N"/>
          </draw:custom-shape>
        </draw:g>
        <draw:custom-shape draw:style-name="gr2" draw:text-style-name="P1" draw:layer="layout" svg:width="1.5cm" svg:height="0.5cm" draw:transform="rotate (-0.430572726468107) translate (0.871cm 2.427cm)">
          <text:p/>
          <draw:enhanced-geometry svg:viewBox="0 0 21600 21600" draw:type="rectangle" draw:enhanced-path="M 0 0 L 21600 0 21600 21600 0 21600 0 0 Z N"/>
        </draw:custom-shape>
        <draw:line draw:style-name="gr3" draw:text-style-name="P1" draw:layer="layout" svg:x1="2.126cm" svg:y1="3.289cm" svg:x2="3.035cm" svg:y2="3.706cm">
          <text:p/>
        </draw:line>
        <draw:line draw:style-name="gr3" draw:text-style-name="P1" draw:layer="layout" svg:x1="0.517cm" svg:y1="2cm" svg:x2="0.1cm" svg:y2="2.909cm">
          <text:p/>
        </draw:line>
        <draw:line draw:style-name="gr3" draw:text-style-name="P1" draw:layer="layout" svg:x1="0.763cm" svg:y1="2.663cm" svg:x2="0.309cm" svg:y2="2.454cm">
          <text:p/>
        </draw:line>
        <draw:g>
          <draw:custom-shape draw:style-name="gr4" draw:text-style-name="P1" draw:layer="layout" svg:width="4cm" svg:height="2cm" svg:x="9.2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cm" svg:height="2cm" svg:x="10.2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cm" svg:height="0.5cm" svg:x="8.7cm" svg:y="4.6cm">
            <text:p/>
            <draw:enhanced-geometry svg:viewBox="0 0 21600 21600" draw:type="rectangle" draw:enhanced-path="M 0 0 L 21600 0 21600 21600 0 21600 0 0 Z N"/>
          </draw:custom-shape>
        </draw:g>
        <draw:line draw:style-name="gr5" draw:text-style-name="P1" draw:layer="layout" svg:x1="8.4cm" svg:y1="2.8cm" svg:x2="14.37cm" svg:y2="4.269cm">
          <text:p/>
        </draw:line>
        <draw:custom-shape draw:style-name="gr6" draw:text-style-name="P1" draw:id="id1" draw:layer="layout" svg:width="0.6cm" svg:height="0.4cm" svg:x="12.25cm" svg:y="3.64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 draw:text-style-name="P1" draw:layer="layout" svg:width="0.5cm" svg:height="0.5cm" svg:x="8.187cm" svg:y="2.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5cm" svg:height="0.5cm" svg:x="14.105cm" svg:y="3.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 draw:layer="layout" svg:width="2.019cm" svg:height="6.54cm" svg:x="15.5cm" svg:y="0.3cm">
          <draw:image xlink:href="Pictures/1000000000000119000001502C78FE83.gif" xlink:type="simple" xlink:show="embed" xlink:actuate="onLoad">
            <text:p/>
          </draw:image>
        </draw:frame>
        <draw:connector draw:style-name="gr9" draw:text-style-name="P1" draw:layer="layout" draw:type="curve" svg:x1="12.519cm" svg:y1="3.676cm" svg:x2="16.408cm" svg:y2="3.056cm" draw:start-shape="id1" draw:start-glue-point="4" svg:d="m12519 3676c0-865 3889-556 3889-620">
          <text:p/>
        </draw:connector>
        <draw:custom-shape draw:style-name="gr7" draw:text-style-name="P1" draw:layer="layout" svg:width="0.101cm" svg:height="0.101cm" svg:x="2.96cm" svg:y="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3.18cm" svg:y="4.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3.344cm" svg:y="3.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3.057cm" svg:y="3.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3.112cm" svg:y="3.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001cm" svg:height="0.001cm" svg:x="2.794cm" svg:y="3.89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3.113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2.068cm" svg:y="3.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2.025cm" svg:y="3.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1.952cm" svg:y="3.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1.967cm" svg:y="3.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1.924cm" svg:y="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004cm" svg:y1="2.946cm" svg:x2="1.8cm" svg:y2="3.4cm">
          <text:p/>
        </draw:line>
        <draw:custom-shape draw:style-name="gr10" draw:text-style-name="P1" draw:layer="layout" svg:width="4cm" svg:height="1cm" svg:x="2.5cm" svg:y="6.7cm">
          <text:p text:style-name="P1">(a)</text:p>
          <draw:enhanced-geometry svg:viewBox="0 0 21600 21600" draw:type="rectangle" draw:enhanced-path="M 0 0 L 21600 0 21600 21600 0 21600 0 0 Z N"/>
        </draw:custom-shape>
        <draw:custom-shape draw:style-name="gr11" draw:text-style-name="P1" draw:layer="layout" svg:width="4cm" svg:height="1cm" svg:x="9.3cm" svg:y="6.7cm">
          <text:p text:style-name="P1">(b)</text:p>
          <draw:enhanced-geometry svg:viewBox="0 0 21600 21600" draw:type="rectangle" draw:enhanced-path="M 0 0 L 21600 0 21600 21600 0 21600 0 0 Z N"/>
        </draw:custom-shape>
        <draw:custom-shape draw:style-name="gr11" draw:text-style-name="P1" draw:layer="layout" svg:width="4cm" svg:height="1cm" svg:x="14.4cm" svg:y="6.7cm">
          <text:p text:style-name="P1">(c)</text:p>
          <draw:enhanced-geometry svg:viewBox="0 0 21600 21600" draw:type="rectangle" draw:enhanced-path="M 0 0 L 21600 0 21600 21600 0 21600 0 0 Z N"/>
        </draw:custom-shape>
        <draw:frame draw:style-name="gr12" draw:text-style-name="P1" draw:layer="layout" svg:width="4.796cm" svg:height="3.922cm" svg:x="18.5cm" svg:y="1.578cm">
          <draw:image xlink:href="Pictures/100000000000010C000000DB42EE7820.png" xlink:type="simple" xlink:show="embed" xlink:actuate="onLoad">
            <text:p/>
          </draw:image>
        </draw:frame>
        <draw:custom-shape draw:style-name="gr11" draw:text-style-name="P1" draw:layer="layout" svg:width="4cm" svg:height="1cm" svg:x="19cm" svg:y="6.7cm">
          <text:p text:style-name="P1">(d)</text:p>
          <draw:enhanced-geometry svg:viewBox="0 0 21600 21600" draw:type="rectangle" draw:enhanced-path="M 0 0 L 21600 0 21600 21600 0 21600 0 0 Z N"/>
        </draw:custom-shape>
        <draw:custom-shape draw:style-name="gr2" draw:text-style-name="P1" draw:layer="layout" svg:width="1cm" svg:height="1cm" svg:x="17.384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3" draw:text-style-name="P1" draw:layer="layout" svg:x1="3.425cm" svg:y1="3.769cm" svg:x2="3.639cm" svg:y2="3.424cm">
          <text:p/>
        </draw:line>
        <draw:line draw:style-name="gr13" draw:text-style-name="P1" draw:layer="layout" svg:x1="5.371cm" svg:y1="4.813cm" svg:x2="5.6cm" svg:y2="4.619cm">
          <text:p/>
        </draw:line>
        <draw:line draw:style-name="gr13" draw:text-style-name="P1" draw:layer="layout" svg:x1="3.26cm" svg:y1="4.102cm" svg:x2="3.537cm" svg:y2="4.474cm">
          <text:p/>
        </draw:line>
        <draw:line draw:style-name="gr13" draw:text-style-name="P1" draw:layer="layout" svg:x1="3.017cm" svg:y1="4.17cm" svg:x2="3.234cm" svg:y2="4.63cm">
          <text:p/>
        </draw:line>
        <draw:ellipse draw:style-name="gr14" draw:text-style-name="P1" draw:layer="layout" svg:width="0.206cm" svg:height="0.215cm" svg:x="16.373cm" svg:y="2.94cm">
          <text:p/>
        </draw:ellipse>
        <draw:path draw:style-name="gr1" draw:text-style-name="P1" draw:layer="layout" svg:width="0.481cm" svg:height="0.405cm" draw:transform="rotate (2.82324459802549) translate (6.14997319527727cm 4.33378744409744cm)" svg:viewBox="0 0 482 406" svg:d="m297-4120c115 57 251-109 150-204-81-75-313-91-298 36 25 223-222 29-127 237 72 158 181 16 272 14l-3-102v0z">
          <text:p/>
        </draw:path>
        <draw:custom-shape draw:style-name="gr7" draw:text-style-name="P1" draw:layer="layout" svg:width="0.101cm" svg:height="0.101cm" svg:x="6.145cm" svg:y="3.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5.946cm" svg:y="4.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5.746cm" svg:y="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5.746cm" svg:y="4.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5.946cm" svg:y="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5.846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1cm" svg:height="0.101cm" svg:x="5.346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3.172cm" svg:y1="3.613cm" svg:x2="3.401cm" svg:y2="3.419cm">
          <text:p/>
        </draw:line>
        <draw:custom-shape draw:style-name="gr7" draw:text-style-name="P1" draw:layer="layout" svg:width="0.101cm" svg:height="0.101cm" svg:x="3.745cm" svg:y="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 draw:layer="layout" svg:x1="3.826cm" svg:y1="3.169cm" svg:x2="4.025cm" svg:y2="3.08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6.531cm" fo:margin-left="0cm" fo:margin-right="1.011cm" fo:page-width="24cm" fo:page-height="8.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Marache-Francisco </meta:initial-creator>
    <meta:creation-date>2010-02-01T10:58:25</meta:creation-date>
    <dc:date>2011-11-14T00:51:54</dc:date>
    <dc:creator>Marache-Francisco </dc:creator>
    <meta:editing-duration>PT00H45M00S</meta:editing-duration>
    <meta:editing-cycles>5</meta:editing-cycles>
    <meta:generator>OpenOffice.org/3.1$Unix OpenOffice.org_project/310m19$Build-9420</meta:generator>
    <meta:document-statistic meta:object-count="55"/>
  </office:meta>
</office:document-meta>
</file>